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folio is a javascript webapplication that relies on an underlying Restful API. Confolio (and the underlying restful API) provides resource management including access control, mounting fascilities across installation and advanced metadata support. One common usage is to offer personal portfolios where uploaded files, links and non digital object (such as books, events, persons) are stored in folders.</text:p>
      <text:p text:style-name="Standard">Confolio is skinnable and internationalized.</text:p>
      <text:p text:style-name="Standard">Confolio is also intended to be an embeddable tool and a useful component for other tools that have the need give users access to a range of resources.</text:p>
      <text:p text:style-name="Standard">-------</text:p>
      <text:p text:style-name="Standard">Not deployed in single location yet.</text:p>
      <text:p text:style-name="Standard">-----------</text:p>
      <text:p text:style-name="Standard">http://confluence.iml.umu.se/display/CONFOLIO</text:p>
      <text:p text:style-name="Standard">http://confluence.iml.umu.se/display/SCAM</text:p>
      <text:p text:style-name="Standard"/>
      <text:p text:style-name="Standard">A test installation is accessible at:</text:p>
      <text:p text:style-name="Standard">http://tomcat.knowware.nada.kth.se/confolio/apps/Default.html</text:p>
      <text:p text:style-name="Standard">User: Donald</text:p>
      <text:p text:style-name="Standard">passwd: donalddonald</text:p>
      <text:p text:style-name="Standard">------------</text:p>
      <text:p text:style-name="Standard">GPL for sure, BSD like license under consideration.</text:p>
      <text:p text:style-name="Standard"/>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lmér</meta:initial-creator>
    <meta:creation-date>2009-04-20T09:35:16</meta:creation-date>
    <meta:document-statistic meta:table-count="0" meta:image-count="0" meta:object-count="0" meta:page-count="1" meta:paragraph-count="15" meta:word-count="121" meta:character-count="947"/>
    <dc:date>2009-04-21T00:39:27</dc:date>
    <dc:creator>Palmér</dc:creator>
    <meta:editing-duration>PT03H10M54S</meta:editing-duration>
    <meta:editing-cycles>1</meta:editing-cycles>
    <meta:generator>OpenOffice.org/3.0$Linux OpenOffice.org_project/300m15$Build-9379</meta:generator>
    <meta:user-defined meta:name="Info 1"/>
    <meta:user-defined meta:name="Info 2"/>
    <meta:user-defined meta:name="Info 3"/>
    <meta:user-defined meta:name="Info 4"/>
  </office:meta>
</office:document-meta>
</file>